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1F4F1BF9E1764580C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8cm, 2.829cm, 0cm, 2.65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2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7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style:font-name="DejaVu Sans" fo:font-size="14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4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667cm" svg:height="8.826cm" svg:x="1.001cm" svg:y="1.445cm">
          <draw:image xlink:href="Pictures/10000201000004B0000001F4F1BF9E1764580C44.png" xlink:type="simple" xlink:show="embed" xlink:actuate="onLoad">
            <text:p/>
          </draw:image>
        </draw:frame>
        <draw:frame draw:style-name="gr2" draw:text-style-name="P3" draw:layer="layout" svg:width="1.222cm" svg:height="0.988cm" svg:x="1.683cm" svg:y="1.028cm">
          <draw:text-box>
            <text:p text:style-name="P2"><text:span text:style-name="T1">a)</text:span></text:p>
          </draw:text-box>
        </draw:frame>
        <draw:frame draw:style-name="gr3" draw:text-style-name="P3" draw:layer="layout" svg:width="1.247cm" svg:height="0.988cm" svg:x="11.287cm" svg:y="1.11cm">
          <draw:text-box>
            <text:p text:style-name="P2"><text:span text:style-name="T1">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55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1T15:30:09.534157614</meta:creation-date>
    <dc:date>2021-12-16T12:52:18.606897219</dc:date>
    <meta:editing-duration>PT6M11S</meta:editing-duration>
    <meta:editing-cycles>2</meta:editing-cycles>
    <meta:generator>LibreOffice/6.0.7.3$Linux_X86_64 LibreOffice_project/00m0$Build-3</meta:generator>
    <meta:document-statistic meta:object-count="3"/>
  </office:meta>
</office:document-meta>
</file>